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598cm" svg:y="0.498cm">
            <draw:object draw:notify-on-update-of-ranges="Sheet1.A1:Sheet1.A1 Sheet1.A2:Sheet1.A13 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Ilo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3:12:10.985314649</meta:creation-date>
    <dc:date>2022-07-23T13:14:13.956288280</dc:date>
    <meta:editing-duration>PT2M3S</meta:editing-duration>
    <meta:editing-cycles>1</meta:editing-cycles>
    <meta:document-statistic meta:table-count="1" meta:cell-count="2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Zadanie 4</text:p>
        </chart:title>
        <chart:legend chart:legend-position="end" svg:x="14.054cm" svg:y="3.952cm" style:legend-expansion="high" chart:style-name="ch3"/>
        <chart:plot-area chart:style-name="ch4" table:cell-range-address="Sheet1.A1:Sheet1.B13" chart:data-source-has-labels="row" svg:x="1.331cm" svg:y="1.275cm" svg:width="12.403cm" svg:height="6.564cm">
          <chartooo:coordinate-region svg:x="2.138cm" svg:y="1.474cm" svg:width="11.596cm" svg:height="5.718cm"/>
          <chart:axis chart:dimension="x" chart:name="primary-x" chart:style-name="ch5">
            <chart:title svg:x="6.919cm" svg:y="8.019cm" chart:style-name="ch6">
              <text:p>Miesiąc</text:p>
            </chart:title>
          </chart:axis>
          <chart:axis chart:dimension="y" chart:name="primary-y" chart:style-name="ch7">
            <chart:title svg:x="0.451cm" svg:y="4.945cm" chart:style-name="ch8">
              <text:p>Ilość</text:p>
            </chart:title>
            <chart:grid chart:style-name="ch9" chart:class="major"/>
          </chart:axis>
          <chart:series chart:style-name="ch10" chart:values-cell-range-address="Sheet1.A2:Sheet1.A13" chart:label-cell-address="Sheet1.A1:Sheet1.A1" chart:class="chart:bar">
            <chart:data-point chart:repeated="12"/>
          </chart:series>
          <chart:series chart:style-name="ch11" chart:values-cell-range-address="Sheet1.B2:Sheet1.B13" chart:label-cell-address="Sheet1.B1:Sheet1.B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esiąc</text:p>
                <draw:g>
                  <svg:desc>Sheet1.A1:Sheet1.A1</svg:desc>
                </draw:g>
              </table:table-cell>
              <table:table-cell office:value-type="string">
                <text:p>Ilość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130">
                <text:p>130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